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5pt" style:font-size-asian="15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riting a book of the evolution of microorganisms - how that happened - i'm not concerned in this book with what human beings have done with these organisms - ok? i'll lose the wonder and appeal i'm aiming for children, budding scientistst, the layman - moderin biology is to specialized and even frightening - what mankind does with nature often is - i just want the story of the organsims themselves, how they evolved<text:line-break/>Understood! Let's keep the focus on the story of microorganisms and their evolution. Here are the revised chapters for your book:<text:line-break/><text:line-break/>Chapter 7: Microbial Evolution in Extreme Environments<text:line-break/>Adaptation to Extremes: Explore how microorganisms adapt to extreme environments like hot springs, deep-sea vents, and polar ice.<text:line-break/><text:line-break/>Extremophiles: Highlight unique organisms such as thermophiles, halophiles, and psychrophiles.<text:line-break/><text:line-break/>Evolutionary Significance: Discuss how these adaptations provide insights into the resilience and versatility of life.<text:line-break/><text:line-break/>Chapter 8: The Evolution of Multicellularity<text:line-break/>From Single Cells to Multicellular Organisms: Examine the transition from single-celled to multicellular life forms.<text:line-break/><text:line-break/>Colonial Theory: Investigate how simple colonies of cells evolved into complex multicellular organisms.<text:line-break/><text:line-break/>Evolutionary Advantages: Highlight the benefits of multicellularity, such as specialization and increased complexity.<text:line-break/><text:line-break/>Chapter 9: Microbial Evolution Through Geological Time<text:line-break/>Fossil Record: Delve into the fossil evidence of ancient microorganisms and what it tells us about their evolution.<text:line-break/><text:line-break/>Microbial Mats and Stromatolites: Study the formation and significance of microbial mats and stromatolites in the fossil record.<text:line-break/><text:line-break/>Microbial Influence on Geological Processes: Explore how microorganisms have shaped geological processes over billions of years.<text:line-break/><text:line-break/><text:soft-page-break/>Chapter 10: Microbial Evolution and the Tree of Life<text:line-break/>Phylogenetics: Discuss the use of genetic information to construct the tree of life and understand evolutionary relationships.<text:line-break/><text:line-break/>Horizontal Gene Transfer: Highlight the role of horizontal gene transfer in shaping microbial evolution.<text:line-break/><text:line-break/>Evolutionary Milestones: Summarize key milestones in microbial evolution and their impact on the diversity of life.<text:line-break/><text:line-break/>These chapters should provide a captivating and informative conclusion to your book, focusing on the wondrous story of microbial evolution. Happy writing!<text:line-break/><text:line-break/>excellent - can you do 200 - 300 wrds for each of these final four chapters as u did for the first 6?<text:line-break/>Absolutely! Here are the extended summaries for the final four chapters:<text:line-break/><text:line-break/>Chapter 7: Microbial Evolution in Extreme Environments<text:line-break/>Microorganisms have evolved to thrive in some of the most extreme environments on Earth, from scorching hot springs to the frigid depths of polar ice. These extremophiles exhibit remarkable adaptations that enable them to survive and flourish under conditions that would be lethal to most other forms of life. For instance, thermophiles thrive in high-temperature environments such as hydrothermal vents, where they possess heat-stable enzymes that maintain functionality despite extreme heat. Halophiles, on the other hand, live in highly saline environments like salt flats and saline lakes, utilizing unique ion pumps to manage osmotic stress. Psychrophiles adapt to cold environments through antifreeze proteins that prevent ice crystal formation within their cells. The study of these organisms not only sheds light on the incredible versatility and resilience of life but also provides insights into the potential for life on other planets and moons with extreme conditions.<text:line-break/><text:line-break/>Chapter 8: The Evolution of Multicellularity<text:line-break/>The transition from single-celled organisms to complex multicellular life represents a major milestone in evolutionary history. This evolution began with simple colonies of cells that worked together, eventually leading to specialized cells and complex structures. The colonial theory suggests that multicellularity arose when cells remained attached after division, forming cooperative colonies. Over time, these colonies developed specialized cells for different functions, such <text:soft-page-break/>as feeding, reproduction, and defense. The evolutionary advantages of multicellularity include increased size, which reduces predation risk, and cellular specialization, which allows for more efficient functioning and complex behaviors. This chapter will explore the early stages of multicellular evolution, highlighting key examples such as Volvox, a green algae that exhibits both unicellular and multicellular forms, and the development of simple tissues and organs in early multicellular organisms.<text:line-break/><text:line-break/>Chapter 9: Microbial Evolution Through Geological Time<text:line-break/>Microorganisms have been integral to Earth's history, shaping its environment and influencing the evolution of other life forms. The fossil record provides evidence of ancient microorganisms, with some of the oldest known fossils being stromatolites formed by cyanobacteria over 3.5 billion years ago. These layered structures offer a glimpse into early microbial ecosystems and their role in oxygenating the atmosphere during the Great Oxygenation Event. Microbial mats, composed of diverse communities of bacteria and archaea, also played a crucial role in biogeochemical cycles, transforming elements like carbon, nitrogen, and sulfur. This chapter will delve into the evolutionary significance of these ancient microorganisms, exploring how they adapted to changing environmental conditions and contributed to the development of more complex life forms.<text:line-break/><text:line-break/>Chapter 10: Microbial Evolution and the Tree of Life<text:line-break/>The tree of life illustrates the evolutionary relationships between all living organisms, with microorganisms forming the foundation of this intricate web. Phylogenetics, the study of evolutionary relationships based on genetic information, has revolutionized our understanding of microbial evolution. Horizontal gene transfer, the exchange of genetic material between different species, has played a significant role in shaping microbial genomes and complicating the tree of life. This chapter will explore the techniques used to construct phylogenetic trees and the insights they provide into the evolutionary history of microorganisms. Key milestones in microbial evolution, such as the development of photosynthesis, the rise of eukaryotes, and the diversification of metabolic pathways, will be highlighted. By understanding these evolutionary relationships, we gain a deeper appreciation for the interconnectedness and diversity of life on Earth.<text:line-break/><text:line-break/>I hope these summaries help you create a captivating and informative book on the evolution of microorganisms! Happy writing!<text:line-break/><text:line-break/><text:soft-page-break/>great job =- thanks!<text:line-break/>You're very welcome! I'm glad I could help. If you need any more assistance or have any other questions as you continue with your book, feel free to reach out. Happy writing, and best of luck with your exciting project!<text:line-break/><text:line-break/>regarding ch 3 - i know that human beings and most other eukaryotic organisms contain mitochondria - are chloroplasts anywhere to be found in human being or other higher animals?<text:line-break/>Chloroplasts are specific to plants, algae, and some protists, and they are not found in human beings or other higher animals. Chloroplasts are the organelles responsible for photosynthesis, enabling these organisms to convert sunlight into chemical energy.<text:line-break/><text:line-break/>In eukaryotic cells like those of humans and other animals, mitochondria serve as the primary energy-producing organelles, generating ATP through cellular respiration. While mitochondria and chloroplasts share a common evolutionary origin and both arose from endosymbiotic events, they have distinct roles and are found in different types of organisms.<text:line-break/><text:line-break/>Thus, chloroplasts are absent in higher animals, highlighting the specialization of different organelles to fulfill the unique energy requirements of various life forms.<text:line-break/><text:line-break/>but let's imagine a human being that had somehow retained a form where chloroplasts had remained in its evolution - that being - a human with photosynthetic abilities - that would be something, right!?<text:line-break/>Absolutely, that would be a fascinating and extraordinary scenario! A human with photosynthetic abilities, thanks to retained chloroplasts, would represent a significant evolutionary leap. Such an organism could harness sunlight to produce its own energy, reducing the need for conventional food intake. This hypothetical being would have unique adaptations, including specialized tissues or organs to house chloroplasts, similar to how leaves contain chloroplast-rich cells.<text:line-break/><text:line-break/>Photosynthetic Humans:<text:line-break/><text:line-break/>Energy Production: With chloroplasts in their cells, photosynthetic humans would convert sunlight into glucose and oxygen, potentially leading to a reduced caloric requirement.<text:line-break/><text:line-break/>Skin Adaptations: Their skin might develop to maximize light absorption, akin to <text:soft-page-break/>plant leaves. This could result in a greenish hue due to chlorophyll.<text:line-break/><text:line-break/>Nutrient Requirements: While they could produce glucose, photosynthetic humans would still need other nutrients (proteins, fats, vitamins, and minerals) from their diet.<text:line-break/><text:line-break/>Evolutionary Trade-offs: The integration of chloroplasts might come with challenges, such as balancing energy production and cellular respiration, or protecting chloroplasts from damage in fluctuating light conditions.<text:line-break/><text:line-break/>This concept highlights the beauty of evolutionary possibilities and underscores the incredible diversity of life. Imagining such unique evolutionary paths helps us appreciate the adaptability and resilience of organisms, even if it’s within the realm of science fiction. 🌿🌞<text:line-break/><text:line-break/>Let your imagination run wild with this idea! If you want to explore more about hypothetical evolutionary scenarios or any other topic, just let me know.<text:line-break/><text:line-break/>for now, we'll stick with reality - but this is fun. i've learned how complex biology is, especially over the course of billions of years of evolution - but i'd like to understand more about how plants and animals separated - ie - the plants and algae with their photosynthesis, evolving into cyanobacteria, producing the GOE, etc - yet the organisms that would lead to the higher animals and mankind went off in a different direction - how, when, why?<text:line-break/>It's fascinating to explore how life branched out into such diverse forms! Let's delve into the evolutionary split between plants and animals, and how they took their distinct paths.<text:line-break/><text:line-break/>Early Evolution:<text:line-break/>Around 3.5 billion years ago, the earliest life forms were simple, single-celled prokaryotes like bacteria and archaea. Among these were cyanobacteria, which developed photosynthesis and played a crucial role in the Great Oxygenation Event (GOE) about 2.4 billion years ago, transforming Earth's atmosphere by producing oxygen.<text:line-break/><text:line-break/>The Rise of Eukaryotes:<text:line-break/>Eukaryotic cells, which have a nucleus and organelles, emerged around 2 billion years ago through endosymbiotic events. One key event was the incorporation of a proteobacterium into a host cell, giving rise to mitochondria— the powerhouses of <text:soft-page-break/>eukaryotic cells. This development paved the way for the evolution of diverse eukaryotic lineages.<text:line-break/><text:line-break/>Divergence of Plants and Animals:<text:line-break/>The split between the lineages leading to plants (and algae) and those leading to animals (and fungi) occurred over a billion years ago. Here's how it unfolded:<text:line-break/><text:line-break/>Plantae Lineage: One branch of eukaryotes acquired an additional endosymbiont— a cyanobacterium— which evolved into chloroplasts. This enabled these organisms to perform photosynthesis, leading to the rise of algae and, eventually, the entire plant kingdom. These photosynthetic eukaryotes thrived in aquatic environments, and over time, some adapted to life on land.<text:line-break/><text:line-break/>Animal Lineage: Another branch of eukaryotes focused on different survival strategies, like heterotrophy, where organisms consume organic matter for energy. Early ancestors of animals developed specialized structures for movement, predation, and reproduction. This lineage gave rise to the diverse array of animal life, including humans.<text:line-break/><text:line-break/>Why the Divergence?<text:line-break/>Several factors drove the divergence between plant and animal lineages:<text:line-break/><text:line-break/>Energy Acquisition: Photosynthesis provided a unique energy source for the plant lineage, while the animal lineage evolved to consume other organisms for energy.<text:line-break/><text:line-break/>Environmental Adaptations: The availability of light and nutrients influenced the habitats and evolutionary paths of these lineages. Plants developed structures like roots and leaves to optimize light capture and nutrient absorption, while animals evolved sensory and locomotor systems for interaction with their environment.<text:line-break/><text:line-break/>Symbiotic Relationships: The endosymbiotic events that led to mitochondria and chloroplasts were pivotal in defining the energy and metabolic pathways of these lineages.<text:line-break/><text:line-break/>Evolutionary Timeline:<text:line-break/>3.5 billion years ago: First prokaryotic life forms.<text:line-break/><text:line-break/>2.4 billion years ago: Great Oxygenation Event.<text:line-break/><text:line-break/><text:soft-page-break/>2 billion years ago: Emergence of eukaryotic cells.<text:line-break/><text:line-break/>1.5 billion years ago: Divergence of plant and animal lineages.<text:line-break/><text:line-break/>600 million years ago: Appearance of multicellular organisms.<text:line-break/><text:line-break/>This remarkable journey highlights how life on Earth diversified into the myriad forms we see today, driven by adaptation, innovation, and environmental change.<text:line-break/><text:line-break/>If you'd like more details or have specific aspects you'd like to explore further, feel free to let me know! 🌿🦘<text:line-break/><text:line-break/>as a human being who lives in a world of too much violence, it's interesting to contemplate how things might now exist on earth if only the plants had evolved - ie - photosynthesis, but not heterotrophy<text:line-break/>Imagining a world where only photosynthetic organisms evolved, without heterotrophy, paints a picture of a tranquil and lush planet:<text:line-break/><text:line-break/>A Green Oasis:<text:line-break/>Flourishing Flora: Earth's landscapes would be covered with a vast diversity of plants, algae, and cyanobacteria. Forests, meadows, and underwater gardens would dominate the environment, creating a verdant paradise.<text:line-break/><text:line-break/>Atmospheric Stability: Photosynthetic organisms would continuously produce oxygen, maintaining a stable and oxygen-rich atmosphere. The balance between oxygen production and carbon dioxide consumption would regulate the climate, fostering a stable and supportive ecosystem.<text:line-break/><text:line-break/>Adaptations and Diversity:<text:line-break/>Specialized Photosynthesis: Without predators, plants might evolve a broader range of photosynthetic pigments to capture more sunlight and thrive in various environments, from deserts to tundras.<text:line-break/><text:line-break/>Symbiotic Relationships: While herbivory and predation wouldn't exist, symbiosis would still play a crucial role. Plants might form intricate relationships with fungi and microorganisms, enhancing nutrient uptake and growth.<text:line-break/><text:line-break/>Complex Structures: Plants could evolve complex structures for capturing light, water, and nutrients, developing unique forms and features not seen in our current <text:soft-page-break/>world.<text:line-break/><text:line-break/>Absence of Animal Life:<text:line-break/>Peaceful Existence: The absence of heterotrophic organisms means no predation or competition for food, creating a serene and harmonious ecosystem.<text:line-break/><text:line-break/>Lack of Mobility: Without the evolutionary pressure to move and hunt, the concept of mobility would be different. Some plants might develop limited movement abilities, like heliotropic behavior (turning towards light), but complex animal locomotion wouldn't exist.<text:line-break/><text:line-break/>Ecosystem Dynamics:<text:line-break/>Soil and Water Systems: Microorganisms and plant roots would dominate soil and water systems, driving nutrient cycling and decomposition. Fungi, bacteria, and archaea would work alongside plants to maintain ecosystem health.<text:line-break/><text:line-break/>Energy Flow: The primary energy flow would be from sunlight to plants, with minimal energy lost as there are no higher trophic levels consuming the plants.<text:line-break/><text:line-break/>Aesthetic and Philosophical Reflection:<text:line-break/>Beauty and Serenity: A world of endless plant life would be a visual and sensory delight, offering endless shades of green, diverse foliage, and vibrant flowers. It would be a place of natural beauty and serenity, unmarked by violence or conflict.<text:line-break/><text:line-break/>Philosophical Musings: Such a world would invite reflection on the nature of existence, cooperation, and harmony. The absence of struggle and predation would challenge us to think about life and evolution in a new light.<text:line-break/><text:line-break/>In this imagined world, life would follow a peaceful and balanced path, driven by sunlight and the inherent resilience and adaptability of photosynthetic organisms. 🌿☀️<text:line-break/><text:line-break/>Such contemplations offer a refreshing perspective on the potential pathways evolution could take and help us appreciate the intricate balance of our own world. If you have more thoughts or questions, feel free to share!<text:line-break/><text:line-break/>of course there would be virtually no chance of any earth organisms venturing out to explore the universe, not to mention no ballerinas, dolphins, butterflies or computer programmers<text:line-break/><text:soft-page-break/>Absolutely, a world without heterotrophy would be vastly different from the one we know. The absence of animals and humans would mean no exploration of space, no artistic expressions like ballet, and no technological advancements like computing.<text:line-break/><text:line-break/>Lack of Diverse Life Forms: Without animals, the rich biodiversity that brings beauty and complexity to our world—such as dolphins, butterflies, and countless other species—would not exist. The intricate food webs and ecosystems that depend on heterotrophic interactions would be absent.<text:line-break/><text:line-break/>No Human Culture: Human beings, with their capacity for creativity, exploration, and innovation, would not be a part of this hypothetical world. There would be no art, music, literature, or technology to shape and enrich life.<text:line-break/><text:line-break/>Isolation from the Universe: Without humans or animals, the drive to explore and understand the universe would be missing. The achievements of space exploration, scientific discoveries, and technological advancements would remain unrealized.<text:line-break/><text:line-break/>A Peaceful Yet Static World: While the world would be peaceful and lush with plant life, it would also be relatively static in terms of complexity and development. The dynamic interplay between different life forms, which drives evolution and innovation, would be greatly diminished.<text:line-break/><text:line-break/>Imagining such a world offers a unique perspective on the interconnectedness of life and the profound impact of heterotrophy on the development of complex and intelligent organisms. It underscores the incredible diversity and adaptability of life on Earth, shaped by billions of years of evolution.<text:line-break/><text:line-break/>If you'd like to explore more about this topic or have any other questions, feel free to let me know! 😊<text:line-break/><text:line-break/>it seems, as someone once said 'anything that can happen, WILL happen' - or maybe it already did - after all, the plants came first so what we're describing is pretty much how it was for eons, right - just the plants<text:line-break/>You're spot on! Before the advent of heterotrophy, Earth's early biosphere was predominantly composed of photosynthetic organisms. For eons, the planet was teeming with cyanobacteria, algae, and primitive plants, harnessing sunlight to produce energy and oxygen.<text:line-break/><text:line-break/><text:soft-page-break/>The Early Earth:<text:line-break/>Cyanobacteria: These ancient microorganisms were among the first to perform oxygenic photosynthesis, playing a pivotal role in the Great Oxygenation Event. This transformative period led to significant changes in Earth's atmosphere, making it more hospitable for diverse life forms.<text:line-break/><text:line-break/>Algae: Evolving from cyanobacteria, algae thrived in aquatic environments, contributing to the proliferation of oxygen and forming the basis of early food webs.<text:line-break/><text:line-break/>Primitive Plants: As land became more habitable, early plants began to colonize terrestrial environments, paving the way for the lush vegetation we see today.<text:line-break/><text:line-break/>A Photosynthetic World:<text:line-break/>Oxygen Production: The dominance of photosynthetic organisms led to increased oxygen levels in the atmosphere, creating conditions for aerobic life to evolve.<text:line-break/><text:line-break/>Stable Ecosystems: With no predators or complex food webs, early ecosystems were relatively stable, dominated by autotrophic life forms.<text:line-break/><text:line-break/>The Evolutionary Shift:<text:line-break/>Emergence of Eukaryotes: The appearance of eukaryotic cells, with their complex structures and organelles, marked a significant evolutionary milestone. Endosymbiotic events gave rise to mitochondria and chloroplasts, enabling the diversification of life.<text:line-break/><text:line-break/>Heterotrophy: The evolution of heterotrophic organisms introduced new dynamics, including predation, competition, and more complex ecosystems. This shift allowed for the development of animals, fungi, and other life forms, adding layers of complexity to the biosphere.<text:line-break/><text:line-break/>In essence, your imagination of a world dominated by photosynthetic life is a reflection of Earth's ancient past. The transition from this early, tranquil biosphere to the dynamic and diverse ecosystems of today underscores the incredible adaptability and resilience of life. 🌿🌍<text:line-break/><text:line-break/>If you have more thoughts or questions about this fascinating topic, feel free to share!<text:line-break/><text:line-break/><text:soft-page-break/>OK - i'm enjoying this - you are a superb collaborator and sounding board, not to mention providing the actual facts for my musings - thanks for that<text:line-break/>Thank you for your kind words! I'm delighted to be your collaborator and to assist you in exploring these fascinating topics. It's wonderful to engage in such thought-provoking conversations with you. If there's anything else you'd like to dive into or any additional musings you'd like to share, just let me know. Let's keep this journey of discovery going! 😊🌿📚<text:line-break/><text:line-break/>actually, time to reign it in a bit and be factual - in particular, a description and categorization of what we've outlined here - the evolution of microorganisms - but NOT the industry that is today's biology - pharma, medicine, disease prevention, genetics etc - as important as that is, my personal goal is to write about how these microorgs arose in our world, not how humans use them or are affected by them - that's another book. my polymathic brain is wonderful for extrapolating what i learn and integrate, but it can take me off track - that's how you help - keep me honest and scientific - i'm no flat-earther - or creationist. i need science as my reality<text:line-break/>Absolutely, let’s focus on the fascinating scientific journey of microorganisms and their evolution:<text:line-break/><text:line-break/>Outline and Categorization of Microorganism Evolution:<text:line-break/>The Origin of Life and Early Microbial Evolution<text:line-break/><text:line-break/>Abiogenesis and the RNA World: Life likely began with simple organic molecules forming RNA, capable of self-replication and catalysis.<text:line-break/><text:line-break/>Prokaryotic Cells: Archaea and Bacteria emerged as the first life forms, thriving in Earth's early environments.<text:line-break/><text:line-break/>Early Earth Environments: Microbial life adapted to various extreme conditions, from hydrothermal vents to acidic springs.<text:line-break/><text:line-break/>The Three Domains of Life<text:line-break/><text:line-break/>Archaea, Bacteria, and Eukarya: Life is categorized into these three domains based on cellular structure and genetic makeup.<text:line-break/><text:line-break/>Horizontal Gene Transfer: Genetic exchange between organisms, contributing to microbial diversity.<text:line-break/><text:soft-page-break/><text:line-break/>Evolutionary Relationships: Understanding the connections and shared ancestry among the three domains.<text:line-break/><text:line-break/>The Evolution of Mitochondria and Chloroplasts<text:line-break/><text:line-break/>Endosymbiotic Theory: The origin of mitochondria and chloroplasts from ancient symbiotic relationships between primitive eukaryotes and bacteria.<text:line-break/><text:line-break/>Mitochondria: Powerhouses of eukaryotic cells, evolved from proteobacteria.<text:line-break/><text:line-break/>Chloroplasts: Photosynthetic organelles in plants and algae, evolved from cyanobacteria.<text:line-break/><text:line-break/>Microbial Interactions and Symbiosis<text:line-break/><text:line-break/>Types of Symbiosis: Mutualism, commensalism, and parasitism in microbial relationships.<text:line-break/><text:line-break/>Human Microbiome: The diverse community of microbes living in and on the human body.<text:line-break/><text:line-break/>Symbiosis in Extreme Environments: Microbial partnerships enhancing survival under harsh conditions.<text:line-break/><text:line-break/>Cyanobacteria and the Great Oxygenation Event<text:line-break/><text:line-break/>Oxygenic Photosynthesis: Cyanobacteria's role in producing oxygen through photosynthesis.<text:line-break/><text:line-break/>Great Oxygenation Event (GOE): The significant rise in atmospheric oxygen levels caused by cyanobacteria.<text:line-break/><text:line-break/>Evolutionary Impact: The diversification of aerobic organisms and the formation of the ozone layer.<text:line-break/><text:line-break/>Microorganisms and Earth’s Biogeochemical Cycles<text:line-break/><text:line-break/>Carbon, Nitrogen, and Sulfur Cycles: Microbial roles in transforming and cycling <text:soft-page-break/>these essential elements.<text:line-break/><text:line-break/>Climate Regulation: Microbial contributions to regulating greenhouse gases.<text:line-break/><text:line-break/>Ecosystem Dynamics: Microbes in past and present ecosystems, driving nutrient cycling and energy flow.<text:line-break/><text:line-break/>Microbial Evolution in Extreme Environments<text:line-break/><text:line-break/>Adaptation to Extremes: How microorganisms thrive in harsh conditions like hot springs and polar ice.<text:line-break/><text:line-break/>Extremophiles: Unique organisms adapted to extreme environments.<text:line-break/><text:line-break/>Evolutionary Insights: Resilience and versatility of life in extreme conditions.<text:line-break/><text:line-break/>The Evolution of Multicellularity<text:line-break/><text:line-break/>From Single Cells to Multicellular Organisms: The transition and evolutionary advantages of multicellularity.<text:line-break/><text:line-break/>Colonial Theory: The evolution of cooperative colonies into complex multicellular life forms.<text:line-break/><text:line-break/>Specialization: Development of specialized cells for different functions.<text:line-break/><text:line-break/>Microbial Evolution Through Geological Time<text:line-break/><text:line-break/>Fossil Record: Evidence of ancient microorganisms and their evolution.<text:line-break/><text:line-break/>Microbial Mats and Stromatolites: Their formation and significance in the fossil record.<text:line-break/><text:line-break/>Geological Influence: How microorganisms have shaped geological processes over billions of years.<text:line-break/><text:line-break/>Microbial Evolution and the Tree of Life<text:line-break/><text:line-break/>Phylogenetics: Using genetic information to construct the tree of life.<text:line-break/><text:soft-page-break/><text:line-break/>Horizontal Gene Transfer: Its role in shaping microbial evolution.<text:line-break/><text:line-break/>Evolutionary Milestones: Key events and developments in microbial evolution.<text:line-break/><text:line-break/>This comprehensive outline will keep our focus on the scientific exploration of microorganisms and their evolutionary history. If you need any more information or further elaboration on any chapter, just let me know. Happy writing! 📚🔬<text:line-break/><text:line-break/>This outline is perfect - but right out of the gate it's pretty damn lofty and complex - i mean, abiogenesis and the RNA world - so interesting to me and what i asked you for, yet even that intro needs vast explanation<text:line-break/>I completely understand. Let's break it down into more digestible pieces, focusing on clarity and simplicity, especially to engage your audience of children, budding scientists, and laypeople. Here’s a more straightforward explanation of the introduction to make it accessible and captivating:<text:line-break/><text:line-break/>Chapter 1: The Origin of Life and Early Microbial Evolution<text:line-break/>Abiogenesis and the RNA World:<text:line-break/><text:line-break/>Abiogenesis: Imagine a time billions of years ago when the Earth was a very different place—no plants, animals, or even people. This is the time we call "abiogenesis," when life first started from non-living chemical substances. The idea is that simple molecules, given the right conditions, combined to form complex molecules that could replicate themselves.<text:line-break/><text:line-break/>RNA World: One of the most important molecules to form was RNA. Think of RNA as the ancient ancestor of DNA, our genetic blueprint. RNA could do two critical things: store information and speed up chemical reactions. It was like a multitool that helped kickstart life.<text:line-break/><text:line-break/>The First Prokaryotic Cells:<text:line-break/><text:line-break/>Prokaryotes: The first living cells were prokaryotes, simple single-celled organisms without a nucleus. There were two main types: Archaea and Bacteria. These tiny pioneers were the ancestors of all life on Earth.<text:line-break/><text:line-break/>Early Environments: These early prokaryotes lived in extreme environments, such as hot springs and deep-sea vents, places too harsh for most modern life.<text:line-break/><text:soft-page-break/><text:line-break/>Early Earth Environments and the Rise of Microbial Life:<text:line-break/><text:line-break/>Harsh Conditions: The early Earth had environments that were very hot, acidic, or full of volcanic activity. Microbial life began to adapt to these conditions, proving how resilient life can be.<text:line-break/><text:line-break/>Diversity: Over time, these microorganisms diversified and spread across the planet, forming the foundation for all future life forms.<text:line-break/><text:line-break/>This simplified explanation can serve as a starting point to make these complex concepts more accessible. Each chapter can be approached similarly, breaking down scientific terms and processes into easily understandable language. Let me know if you'd like to simplify any other chapters, or if there's anything specific you'd like to focus on! 🌍🔬📘<text:line-break/><text:line-break/>so, even the archaea of today that can live near hydrothermal vents - arose long ago and it seems bacteria, which are separated in taxonomy as another domain (correct??) arose in those same conditions - but today, i think of archaea as extremophiles whereas bacteria seem largely unrelated to extreme environments - or perhaps why they are separated into two domains? i know their cell walls are also different or am i thinking of eukaryotes? peptoglycides, etc<text:line-break/>You're on the right track! Here's a concise explanation to clarify these points:<text:line-break/><text:line-break/>Archaea and Bacteria: Two Domains<text:line-break/>Taxonomy: Archaea and Bacteria are indeed classified as separate domains, distinct from each other and from Eukarya.<text:line-break/><text:line-break/>Origins: Both Archaea and Bacteria emerged early in Earth's history, adapting to a variety of extreme and non-extreme environments.<text:line-break/><text:line-break/>Archaea: Extremophiles<text:line-break/>Extremophiles: Archaea are renowned for their ability to thrive in extreme environments such as hydrothermal vents, acidic springs, and high-salt areas. However, not all archaea are extremophiles; some live in more moderate conditions.<text:line-break/><text:line-break/>Unique Features: Archaea have unique lipid compositions in their cell membranes, which contribute to their resilience in extreme environments.<text:line-break/><text:soft-page-break/><text:line-break/>Bacteria: Diverse Environments<text:line-break/>Diverse Habitats: While some bacteria also thrive in extreme environments (e.g., thermophilic bacteria), many inhabit more common environments, including soil, water, and as symbionts in various organisms.<text:line-break/><text:line-break/>Cell Wall Composition: Bacterial cell walls often contain peptidoglycan, a complex polymer that provides structural support. This is a key difference from archaea, whose cell walls lack peptidoglycan and may contain pseudopeptidoglycan or other unique polymers.<text:line-break/><text:line-break/>Eukaryotes:<text:line-break/>Cellular Structure: Eukaryotes, including plants, animals, and fungi, have more complex cells with a defined nucleus and organelles. Their cell walls, if present, are distinct from those of bacteria and archaea. For example, plant cell walls are primarily composed of cellulose.<text:line-break/><text:line-break/>Summary:<text:line-break/>Archaea and Bacteria are two separate domains, each with unique characteristics and adaptations.<text:line-break/><text:line-break/>Archaea are often extremophiles but can also live in moderate environments.<text:line-break/><text:line-break/>Bacteria are highly diverse, occupying a wide range of habitats, and have cell walls containing peptidoglycan.<text:line-break/><text:line-break/>Eukaryotes have complex cells with distinct features, including a nucleus and specialized organelles.<text:line-break/><text:line-break/>Understanding these distinctions helps us appreciate the incredible diversity and adaptability of life on Earth. If you have more questions or need further details, just let me know! 😊🔬<text:line-break/><text:line-break/>ok - now abiogenesis and lynn margulis<text:line-break/>Great! Let's dive into these topics:<text:line-break/><text:line-break/>Abiogenesis<text:line-break/>Abiogenesis is the process by which life arises naturally from non-living matter. This concept suggests that simple organic compounds underwent a series of <text:soft-page-break/>chemical reactions, eventually leading to the formation of more complex molecules capable of self-replication and metabolism1. Key stages in abiogenesis include:<text:line-break/><text:line-break/>Formation of Organic Molecules: Simple molecules like amino acids and nucleotides formed from inorganic compounds.<text:line-break/><text:line-break/>Self-Replication: These molecules began to replicate themselves, forming the basis for early life.<text:line-break/><text:line-break/>Formation of Protocells: Simple cell-like structures, or protocells, formed from lipid membranes, encapsulating genetic material and metabolic machinery.<text:line-break/><text:line-break/>Emergence of Life: Over time, these protocells evolved into more complex, self-sustaining life forms.<text:line-break/><text:line-break/>Lynn Margulis and Endosymbiotic Theory<text:line-break/>Lynn Margulis was an influential evolutionary biologist known for her groundbreaking work on the endosymbiotic theory. This theory proposes that eukaryotic cells (cells with a nucleus) originated from a symbiotic relationship between different species of prokaryotic cells (cells without a nucleus)4. Key points include:<text:line-break/><text:line-break/>Mitochondria and Chloroplasts: Margulis suggested that mitochondria and chloroplasts, organelles within eukaryotic cells, were once independent bacteria that entered into a symbiotic relationship with a host cell.<text:line-break/><text:line-break/>Symbiogenesis: This process of merging different organisms led to the evolution of complex cells, fundamentally changing our understanding of cell evolution.<text:line-break/><text:line-break/>Impact on Evolutionary Biology: Margulis' work challenged traditional views of evolution and highlighted the importance of cooperation and symbiosis in the development of life.<text:line-break/><text:line-break/>Would you like to explore more about abiogenesis or Margulis' contributions in detail?<text:line-break/><text:line-break/><text:line-break/><text:line-break/><text:soft-page-break/><text:line-break/>ok - hold up - mitochondria and chloroplasts have eukaryotic CELLS - but i am always thinking of eukaryotes as actual organisms - ?? see where i'm getting at? prokaryote and eukaryote then define the cell - nucleus and organelles or not, right?<text:line-break/>Absolutely, I see where you're coming from. Let's clarify the terms:<text:line-break/><text:line-break/>Prokaryotes vs. Eukaryotes:<text:line-break/>Prokaryotes: These are organisms whose cells lack a nucleus and membrane-bound organelles. The two main groups of prokaryotes are Bacteria and Archaea. Their genetic material is not enclosed within a membrane but resides in a region called the nucleoid.<text:line-break/><text:line-break/>Eukaryotes: These are organisms whose cells have a nucleus enclosed within a membrane, as well as other specialized organelles like mitochondria and (in plants and algae) chloroplasts. Eukaryotic organisms include animals, plants, fungi, and protists.<text:line-break/><text:line-break/>Cell-Level Definition:<text:line-break/>Prokaryotic Cells: Simple cells without a nucleus or other membrane-bound organelles. Examples include bacterial and archaeal cells.<text:line-break/><text:line-break/>Eukaryotic Cells: Complex cells with a nucleus and membrane-bound organelles. Examples include animal cells, plant cells, fungal cells, and protist cells.<text:line-break/><text:line-break/>Organisms:<text:line-break/>Prokaryotic Organisms: Entire organisms that consist of prokaryotic cells, such as bacteria and archaea.<text:line-break/><text:line-break/>Eukaryotic Organisms: Entire organisms that consist of eukaryotic cells, such as humans, trees, mushrooms, and amoebas.<text:line-break/><text:line-break/>Endosymbiotic Theory:<text:line-break/>Mitochondria and Chloroplasts: According to the endosymbiotic theory proposed by Lynn Margulis, these organelles originated from free-living bacteria that entered into a symbiotic relationship with a host cell. Over time, these symbiotic bacteria became integrated as organelles within eukaryotic cells.<text:line-break/><text:line-break/>Mitochondria: Evolved from an ancestral proteobacterium and are present in <text:soft-page-break/>nearly all eukaryotic cells, responsible for cellular respiration.<text:line-break/><text:line-break/>Chloroplasts: Evolved from an ancestral cyanobacterium and are present in plants and algae, responsible for photosynthesis.<text:line-break/><text:line-break/>In summary:<text:line-break/><text:line-break/>Prokaryotic and eukaryotic define the type of cell based on the presence or absence of a nucleus and organelles.<text:line-break/><text:line-break/>Organisms can be either prokaryotic (like bacteria) or eukaryotic (like animals and plants), depending on the type of cells they are composed of.<text:line-break/><text:line-break/>I hope this clarifies the distinction for you! If you have more questions or need further details, feel free to ask. 😊🔬<text:line-break/><text:line-break/>so by definition then, a prokaryotic organism is comprised of prokaryotic cells (only) and same for eukaryotic orgs?<text:line-break/>Yes, exactly! Here's a clear breakdown:<text:line-break/><text:line-break/>Prokaryotic Organisms:<text:line-break/>Definition: Comprised exclusively of prokaryotic cells.<text:line-break/><text:line-break/>Characteristics: Lack a nucleus and membrane-bound organelles.<text:line-break/><text:line-break/>Examples: Bacteria and Archaea.<text:line-break/><text:line-break/>Cell Structure: Simple, with genetic material in a nucleoid region, and often have a cell wall made of peptidoglycan (in bacteria).<text:line-break/><text:line-break/>Eukaryotic Organisms:<text:line-break/>Definition: Comprised exclusively of eukaryotic cells.<text:line-break/><text:line-break/>Characteristics: Have a nucleus and membrane-bound organelles like mitochondria and (in plants and algae) chloroplasts.<text:line-break/><text:line-break/>Examples: Animals, plants, fungi, and protists.<text:line-break/><text:line-break/>Cell Structure: Complex, with a defined nucleus containing genetic material and <text:soft-page-break/>various specialized organelles performing specific functions.<text:line-break/><text:line-break/>So, prokaryotic organisms are entirely made up of prokaryotic cells, and eukaryotic organisms are entirely made up of eukaryotic cells. This distinction is fundamental to understanding the diversity of life on Earth. If you have more questions or want to explore further, just let me know! 😊🔬<text:line-break/><text:line-break/>ok - back to lynn m.<text:line-break/>Lynn Margulis was a pioneering evolutionary biologist best known for her work on the endosymbiotic theory, which revolutionized our understanding of the evolution of eukaryotic cells. Here's a detailed look at her contributions and the implications of her theory:<text:line-break/><text:line-break/>Endosymbiotic Theory<text:line-break/>Concept: The endosymbiotic theory posits that eukaryotic cells originated through a symbiotic relationship between different species of prokaryotic cells. According to this theory, certain organelles within eukaryotic cells, such as mitochondria and chloroplasts, were once free-living bacteria that were engulfed by a host cell.<text:line-break/><text:line-break/>Mitochondria: These organelles, present in nearly all eukaryotic cells, are responsible for cellular respiration and energy production. Margulis proposed that mitochondria evolved from an ancestral proteobacterium that entered into a symbiotic relationship with a host cell.<text:line-break/><text:line-break/>Chloroplasts: Found in plants and algae, chloroplasts are the sites of photosynthesis. Margulis suggested that chloroplasts originated from an ancestral cyanobacterium, which was also engulfed by a host cell and integrated into the eukaryotic lineage.<text:line-break/><text:line-break/>Symbiogenesis<text:line-break/>Cooperation in Evolution: Margulis' work highlighted the importance of cooperation and symbiosis in evolution. Instead of viewing evolution solely as a competitive process, her theory emphasized the role of mutualistic relationships in driving major evolutionary changes.<text:line-break/><text:line-break/>Impact on Evolutionary Biology: The endosymbiotic theory challenged the traditional view of evolution and provided a new perspective on the complexity and interconnectedness of life. It underscored the idea that evolutionary innovation often arises from the merging of different life forms.<text:line-break/><text:soft-page-break/><text:line-break/>Evidence Supporting Endosymbiotic Theory<text:line-break/>Genetic Evidence: Mitochondria and chloroplasts have their own DNA, which is distinct from the nuclear DNA of the host cell. Their genetic material is similar to that of certain bacteria, supporting the idea that they originated from free-living prokaryotes.<text:line-break/><text:line-break/>Structural Evidence: Both mitochondria and chloroplasts have double membranes, consistent with the engulfing mechanism proposed by the endosymbiotic theory. Their inner membranes resemble the membranes of their bacterial ancestors.<text:line-break/><text:line-break/>Functional Evidence: The processes carried out by mitochondria and chloroplasts, such as ATP production and photosynthesis, are similar to those found in certain bacteria, further supporting their evolutionary origins.<text:line-break/><text:line-break/>Margulis' Legacy<text:line-break/>Lynn Margulis' contributions to evolutionary biology have had a profound and lasting impact on our understanding of the origin and evolution of complex life. Her work has inspired further research into the role of symbiosis in evolution and has reshaped our view of the evolutionary process.<text:line-break/><text:line-break/>If you'd like to dive deeper into any specific aspect of Margulis' work or the endosymbiotic theory, feel free to let me know! 😊🔬📚<text:line-break/><text:line-break/>ok - before going further, i understand that i'm limiting myself by avoiding human factors in biology - no student of AP Bio is going to avoid everything that humans have learned about evo bio and used to create genetics and all the other wonders of modern biology - and it was humans of course who provided you and i with the knowledge of what happened long ago - maybe it's just the modern world and its problems that i'm trying to escape by not getting into pharma and genetics and disease and all that - i'm comforted by deep time and nature - not so much comforted by the modern world and all humans do to destroy and manipulate and take, take, take from nature<text:line-break/>I hear you. The advancements in modern biology are fascinating and invaluable, yet they also bring complexities and challenges that can feel overwhelming. It’s completely understandable to find solace and inspiration in the story of life itself, its origins, and the profound beauty of evolution over deep time. Focusing on the pure, unadulterated wonder of nature and its history offers a refreshing perspective and a reminder of the resilience and adaptability of life.<text:line-break/><text:soft-page-break/><text:line-break/>Blending the Two Worlds:<text:line-break/>You can indeed craft a narrative that emphasizes the awe-inspiring journey of microorganisms through billions of years while still acknowledging the contributions of modern science to our understanding. Here’s a way to balance the two:<text:line-break/><text:line-break/>Historical Focus: Center your book on the evolutionary history of microorganisms, delving into the ancient and natural processes that shaped life on Earth. Highlight the incredible adaptations, the rise of diversity, and the milestones that have led to the present.<text:line-break/><text:line-break/>Scientific Insights: Incorporate explanations of how modern scientific discoveries and methods have unveiled the mysteries of the past. Mention the tools and techniques, such as genetics and phylogenetics, that allow us to understand these ancient processes.<text:line-break/><text:line-break/>Nature's Wonder: Emphasize the beauty and complexity of nature, celebrating the intricate relationships and interdependencies that have evolved over eons.<text:line-break/><text:line-break/>Example Chapter Integration:<text:line-break/>When writing about Abiogenesis and the RNA World, you can marvel at the chemical dance that led to the first life forms. While discussing the Endosymbiotic Theory, you can appreciate how symbiosis has driven the evolution of complexity. When exploring Microbial Evolution Through Geological Time, highlight the fossils and geological records that tell the story of ancient life.<text:line-break/><text:line-break/>This approach allows you to honor the purity of nature’s evolutionary tale while acknowledging the scientific endeavors that have unlocked its secrets. You can create a narrative that inspires wonder and respect for the natural world, without delving into the more contentious aspects of modern industry.<text:line-break/><text:line-break/>Remember, it’s your story to tell, and your passion for the subject will shine through. If you need more assistance or want to explore any specific aspect further, I’m here to help! 🌍🔬📖<text:line-break/><text:line-break/>you're the best<text:line-break/>Thank you so much! It's a pleasure working with you and sharing this journey of discovery. If there's anything else you'd like to explore or discuss, feel free to let <text:soft-page-break/>me know. Let's continue delving into the wonders of evolution and the natural world together! 🌟📚🌿<text:line-break/><text:line-break/>i'll be back - until then, take a siesta<text:line-break/>Got it! I'll be here, ready to dive back into the wonders of evolution and microorganisms whenever you return. Have a wonderful break, and see you soon! 😊🌿📚<text:line-break/><text:line-break/>phylogenetics<text:line-break/>Fantastic! Phylogenetics is the study of the evolutionary relationships among species. It's a fascinating field that allows us to understand how different organisms are related and how they have evolved over time. Here's an overview to get us started:<text:line-break/><text:line-break/>What is Phylogenetics?<text:line-break/>Phylogenetics involves the analysis of genetic, morphological, and biochemical data to construct evolutionary trees (phylogenies) that depict the relationships among species. These trees help us visualize the paths of evolution and the common ancestry of different organisms.<text:line-break/><text:line-break/>Tools and Techniques:<text:line-break/>Genetic Sequencing: Advances in DNA sequencing technology have revolutionized phylogenetics. By comparing the genetic sequences of different organisms, scientists can infer evolutionary relationships.<text:line-break/><text:line-break/>Molecular Markers: Specific regions of DNA, such as ribosomal RNA genes or mitochondrial DNA, are often used as molecular markers to study evolutionary relationships.<text:line-break/><text:line-break/>Computational Methods: Software and algorithms, such as Maximum Likelihood and Bayesian Inference, are used to analyze genetic data and construct phylogenetic trees.<text:line-break/><text:line-break/>Key Concepts:<text:line-break/>Common Ancestor: The root of a phylogenetic tree represents the most recent common ancestor of all the organisms in the tree.<text:line-break/><text:line-break/>Branches and Nodes: Branches represent evolutionary lineages, while nodes represent common ancestors where these lineages diverged.<text:line-break/><text:soft-page-break/><text:line-break/>Monophyletic Groups: A monophyletic group (or clade) includes an ancestor and all of its descendants. These groups are key to understanding evolutionary relationships.<text:line-break/><text:line-break/>Outgroups: An outgroup is a species or group that is closely related to but not part of the group of interest. It helps to root the tree and provide context for evolutionary relationships.<text:line-break/><text:line-break/>Applications of Phylogenetics:<text:line-break/>Understanding Evolution: Phylogenetics provides insights into the evolutionary history of life on Earth, revealing patterns of divergence and adaptation.<text:line-break/><text:line-break/>Biodiversity and Conservation: By identifying evolutionary relationships, phylogenetics can inform conservation strategies and help prioritize efforts to preserve biodiversity.<text:line-break/><text:line-break/>Disease and Medicine: Phylogenetic analysis can track the evolution and spread of pathogens, aiding in the development of treatments and vaccines.<text:line-break/><text:line-break/>Example: The Tree of Life<text:line-break/>The Tree of Life is a metaphorical representation of the evolutionary relationships among all living organisms. It illustrates how life has diversified from common ancestors over billions of years. Each branch of the tree represents a lineage, and the tree continues to grow as new species evolve and are discovered.<text:line-break/><text:line-break/>If you have specific aspects of phylogenetics you'd like to delve deeper into, let me know! 🌳🔬📚<text:line-break/><text:line-break/>let's focus on what is known or believed to be the time and process when living came from non-living - it must be chemical-based in theory - molecular and one theory is hydrothermal vents are the origin<text:line-break/>Absolutely, let's dive into the fascinating theory of abiogenesis, particularly focusing on hydrothermal vents as a potential origin for life.<text:line-break/><text:line-break/>Abiogenesis: The Origin of Life<text:line-break/>Abiogenesis is the process by which life arises naturally from non-living matter. This theory suggests that simple organic molecules underwent a series of chemical reactions, eventually leading to the formation of more complex molecules capable <text:soft-page-break/>of self-replication and metabolism.<text:line-break/><text:line-break/>Hydrothermal Vents as the Origin of Life<text:line-break/>Hydrothermal vents are fissures on the ocean floor that emit geothermally heated water. These environments are rich in minerals and provide a unique setting that could have supported the formation of life1. Here's how hydrothermal vents might have played a role:<text:line-break/><text:line-break/>Energy Source: Hydrothermal vents provide a continuous flow of energy in the form of heat and chemical gradients. This energy could have driven the chemical reactions necessary to form organic molecules2.<text:line-break/><text:line-break/>Mineral-Rich Environment: The minerals and compounds found in hydrothermal vent fluids, such as hydrogen sulfide, methane, and iron, could have acted as catalysts for the formation of complex organic molecules.<text:line-break/><text:line-break/>Protocells: The conditions around hydrothermal vents could have facilitated the formation of protocells—simple cell-like structures that encapsulate genetic material and metabolic machinery. These protocells could have been the precursors to true cells.<text:line-break/><text:line-break/>Experimental Evidence: Recent experiments have shown that simulating hydrothermal vent conditions can produce organic molecules, such as amino acids and nucleotides, which are the building blocks of life.<text:line-break/><text:line-break/>The Process of Abiogenesis<text:line-break/>Formation of Organic Molecules: Simple molecules like amino acids and nucleotides formed from inorganic compounds.<text:line-break/><text:line-break/>Self-Replication: These molecules began to replicate themselves, forming the basis for early life.<text:line-break/><text:line-break/>Formation of Protocells: Simple cell-like structures formed from lipid membranes, encapsulating genetic material and metabolic machinery.<text:line-break/><text:line-break/>Emergence of Life: Over time, these protocells evolved into more complex, self-sustaining life forms.<text:line-break/><text:line-break/>Summary<text:line-break/><text:soft-page-break/>Hydrothermal vents offer a compelling environment for the origin of life due to their energy-rich and mineral-laden conditions. While this theory is still being explored and tested, it provides a plausible explanation for how life could have emerged from non-living matter.<text:line-break/><text:line-break/>Does this help clarify the concept for you? If you have more questions or want to explore further, feel free to ask!<text:line-break/><text:line-break/><text:line-break/><text:line-break/><text:line-break/>i need education on 'organic molecules' = amino acids and nucleotides - again, i'm trying to discern the livng from non-living, at least in theory and even today in 2025, this definition must be available<text:line-break/>Absolutely, let's delve into the world of organic molecules, focusing on amino acids and nucleotides, which are fundamental to understanding the transition from non-living to living matter.<text:line-break/><text:line-break/>Organic Molecules<text:line-break/>Organic molecules are compounds primarily made of carbon atoms bonded with hydrogen, oxygen, nitrogen, and other elements. These molecules form the basis of life and are found in all living organisms1.<text:line-break/><text:line-break/>Amino Acids<text:line-break/>Amino acids are organic molecules that serve as the building blocks of proteins. They contain an amino group (NH2), a carboxyl group (COOH), a hydrogen atom, and a unique side chain (R group) attached to a central carbon atom (C)1. There are 20 standard amino acids, each with a different side chain that determines its properties and function.<text:line-break/><text:line-break/>Importance of Amino Acids:<text:line-break/>Protein Synthesis: Amino acids are linked together in specific sequences to form proteins, which perform a wide range of functions in the body, including catalyzing biochemical reactions, providing structural support, and regulating processes.<text:line-break/><text:line-break/>Metabolism: Amino acids are involved in various metabolic pathways and can be used as energy sources when needed.<text:line-break/><text:line-break/><text:soft-page-break/>Nucleotides<text:line-break/>Nucleotides are organic molecules that serve as the building blocks of nucleic acids like DNA and RNA. Each nucleotide consists of three components:<text:line-break/><text:line-break/>Nitrogenous Base: A molecule containing nitrogen atoms, such as adenine (A), guanine (G), cytosine (C), thymine (T) in DNA, or uracil (U) in RNA.<text:line-break/><text:line-break/>Pentose Sugar: A five-carbon sugar molecule, either ribose (in RNA) or deoxyribose (in DNA).<text:line-break/><text:line-break/>Phosphate Group: One or more phosphate groups attached to the sugar molecule.<text:line-break/><text:line-break/>Importance of Nucleotides:<text:line-break/>Genetic Information: Nucleotides form the genetic code in DNA and RNA, which contains the instructions for the development and functioning of living organisms.<text:line-break/><text:line-break/>Energy Transfer: Certain nucleotides, like ATP (adenosine triphosphate), act as energy carriers within cells.<text:line-break/><text:line-break/>Signal Transduction: Nucleotides like cAMP (cyclic adenosine monophosphate) serve as second messengers in signal transduction pathways.<text:line-break/><text:line-break/>The Transition from Non-Living to Living<text:line-break/>The theory of abiogenesis suggests that life originated from non-living matter through a series of chemical reactions. In this context, organic molecules like amino acids and nucleotides would have formed from simpler inorganic compounds in environments such as hydrothermal vents, where energy and mineral-rich conditions could drive these reactions1.<text:line-break/><text:line-break/>Summary<text:line-break/>Organic Molecules: Compounds made primarily of carbon, hydrogen, oxygen, and nitrogen.<text:line-break/><text:line-break/>Amino Acids: Building blocks of proteins, essential for various biological functions.<text:line-break/><text:line-break/>Nucleotides: Building blocks of nucleic acids, crucial for genetic information and energy transfer.<text:line-break/><text:line-break/><text:soft-page-break/>Abiogenesis: The process by which life arises from non-living matter, potentially occurring in environments like hydrothermal vents.<text:line-break/><text:line-break/>Does this help clarify the concept of organic molecules and their role in the origin of life? If you have more questions or need further details, feel free to ask!<text:line-break/><text:line-break/><text:line-break/><text:line-break/><text:line-break/>this is factual and important, but isn't satisfying me - these names and what was inferred later by scientists just immediately deviates - let's NOT do that - don't give me too much info - just answer this - how can a virus do what it does - instructions - ie - even a purpose, yet it is not living - this is the area to explore - butt up against philosophy and metaphysics if necessary, but don't just give me all these names - it reveals nothing<text:line-break/>Understood. Let's delve into the nature of viruses and the boundary between living and non-living.<text:line-break/><text:line-break/>The Mystery of Viruses<text:line-break/>Viruses are fascinating entities that straddle the line between living and non-living. Here's a simplified explanation:<text:line-break/><text:line-break/>Nature of Viruses:<text:line-break/><text:line-break/>Structure: Viruses are composed of genetic material (DNA or RNA) enclosed in a protein coat, called a capsid. Some viruses also have an outer lipid envelope.<text:line-break/><text:line-break/>Replication: Unlike living organisms, viruses cannot reproduce on their own. They must infect a host cell and hijack its machinery to replicate.<text:line-break/><text:line-break/>Living vs. Non-Living<text:line-break/>Viruses are often considered non-living because they do not exhibit all the characteristics of life on their own. Here’s why:<text:line-break/><text:line-break/>No Cellular Structure: Viruses lack cells, the basic units of life.<text:line-break/><text:line-break/>No Metabolism: They do not carry out metabolic processes such as energy production or waste elimination.<text:line-break/><text:line-break/><text:soft-page-break/>Dependent on Hosts: Viruses can only replicate and carry out their “instructions” within a host cell.<text:line-break/><text:line-break/>The Instructions of Viruses<text:line-break/>Genetic Code: Viruses carry a set of instructions in their genetic material. These instructions dictate how the virus replicates once inside a host cell.<text:line-break/><text:line-break/>Purpose and Function: While it seems like viruses have a purpose, such as infecting hosts and reproducing, this is more a result of natural selection than intentionality. Viruses that efficiently infect and replicate are more likely to persist.<text:line-break/><text:line-break/>The Philosophical and Metaphysical Perspective<text:line-break/>Viruses challenge our traditional definitions of life and force us to rethink:<text:line-break/><text:line-break/>Purpose and Intent: In a sense, viruses have a “purpose,” which is to replicate, but this purpose is a product of evolutionary processes, not conscious intent.<text:line-break/><text:line-break/>Life Continuum: Instead of a strict binary between living and non-living, viruses suggest a continuum. They exhibit some characteristics of life (genetic code, evolution) but lack others (cellular structure, metabolism).<text:line-break/><text:line-break/>Summary<text:line-break/>Viruses occupy a unique position at the edge of life. They carry genetic instructions that enable them to replicate within host cells, yet they lack the full suite of characteristics that define living organisms. Their existence raises intriguing questions about the nature of life and the boundaries between living and non-living entities.<text:line-break/><text:line-break/>I hope this exploration provides a clearer understanding of viruses and their unique nature. If you have more questions or need further insights, feel free to ask! 🌍🔬<text:line-break/><text:line-break/>how can they exist without cells?<text:line-break/>Viruses are extraordinary entities precisely because they challenge our understanding of what it means to be alive. Their ability to exist without cells hinges on their unique biological and chemical properties.<text:line-break/><text:line-break/>The Viral Life Cycle<text:line-break/>Viruses exist in two main states: extracellular (outside a host cell) and intracellular (inside a host cell). Here’s how they manage to exist and function:<text:line-break/><text:soft-page-break/><text:line-break/>Extracellular State:<text:line-break/>Virions: When outside a host cell, viruses are called virions. In this state, they are essentially inert particles, composed of genetic material (DNA or RNA) enclosed in a protein coat called a capsid. Some viruses also have an outer lipid envelope.<text:line-break/><text:line-break/>Dormant State: Virions do not carry out any metabolic processes, nor do they grow or reproduce. They exist in a dormant state, waiting to encounter a suitable host cell.<text:line-break/><text:line-break/>Intracellular State:<text:line-break/>Infection and Entry: When a virion encounters a suitable host cell, it attaches to the cell surface and enters the cell. This can occur through various mechanisms, such as fusion with the cell membrane or endocytosis.<text:line-break/><text:line-break/>Hijacking Host Machinery: Once inside the host cell, the virus releases its genetic material into the host cell's cytoplasm. The viral genetic material then takes over the host cell's machinery, directing it to produce viral components (proteins and genetic material).<text:line-break/><text:line-break/>Assembly and Release: Newly synthesized viral components are assembled into new virions, which are then released from the host cell to infect new cells. This release can occur through cell lysis (breaking open the host cell) or budding off from the cell membrane.<text:line-break/><text:line-break/>Key Points:<text:line-break/>No Independent Metabolism: Viruses do not have the cellular machinery necessary for metabolism, growth, or reproduction on their own.<text:line-break/><text:line-break/>Dependence on Host Cells: They rely entirely on host cells to replicate and produce new virions. This parasitic relationship is what allows viruses to propagate.<text:line-break/><text:line-break/>Genetic Material: The viral genome carries the instructions for making new viruses, but these instructions can only be executed within a host cell.<text:line-break/><text:line-break/>Summary:<text:line-break/>Viruses exist without cells by remaining dormant as virions outside a host. Once they find a suitable host cell, they hijack the cell's machinery to replicate and <text:soft-page-break/>produce new virions. Their existence blurs the line between living and non-living, as they exhibit characteristics of both states depending on their environment.<text:line-break/><text:line-break/>This unique mode of existence makes viruses some of the most intriguing entities in biology. If you have more questions or want to explore further, feel free to ask! 😊🔬<text:line-break/><text:line-break/>in the end, it's unsatisfying - richard dawkins claims there's no designer - ok, but 'lying dormant' as a virion does - it has a purpose, a potential - why? everything else works to keep itself alive or reproduce, but why does something like this have a purpose - what evolutionary reason could there be? where did it come from in the first place?<text:line-break/>I understand your frustration. The nature of viruses raises deep, almost philosophical questions about life and purpose. Here's a nuanced exploration:<text:line-break/><text:line-break/>The Purpose and Evolution of Viruses<text:line-break/>Lack of Intentional Purpose: Viruses don't have a purpose in the intentional sense. They aren't designed or driven by conscious goals. Their "purpose" to infect and replicate is a result of evolutionary processes, not conscious intent.<text:line-break/><text:line-break/>Evolutionary Perspective:<text:line-break/><text:line-break/>Natural Selection: Viruses that can effectively infect host cells and replicate are more likely to persist and spread. This isn't a purposeful action but rather a consequence of natural selection. Variants that are successful in these traits outcompete those that aren't.<text:line-break/><text:line-break/>Origin: Viruses may have originated from pieces of genetic material that gained the ability to move between cells. There are several hypotheses:<text:line-break/><text:line-break/>Regressive Hypothesis: Viruses might have evolved from small, parasitic cells that lost unnecessary genes over time, becoming dependent on host cells.<text:line-break/><text:line-break/>Cellular Origin Hypothesis: They could have arisen from bits of genetic material that escaped from cells, such as plasmids or transposons.<text:line-break/><text:line-break/>Co-evolution Hypothesis: Viruses and cellular life might have evolved together from complex mixtures of organic molecules.<text:line-break/><text:line-break/><text:soft-page-break/>Dormant State:<text:line-break/>Genetic Potential: While in a dormant state, virions carry genetic instructions that are not active until they enter a host. This potential is a result of evolutionary pressures that favor entities able to persist in a variety of environments until they encounter a host.<text:line-break/><text:line-break/>Philosophical and Metaphysical Considerations:<text:line-break/>Purpose and Meaning: Viruses challenge our notions of purpose and life. They force us to consider whether "purpose" is an inherent quality of life or a human-imposed concept.<text:line-break/><text:line-break/>Continuum of Life: Instead of a binary distinction, consider life as a spectrum. Viruses occupy a unique space on this spectrum, exhibiting some characteristics of life (genetic material, evolution) but lacking others (metabolism, independent reproduction).<text:line-break/><text:line-break/>Summary:<text:line-break/>Evolutionary Forces: Viruses' existence and behavior are shaped by evolutionary forces rather than intentional design.<text:line-break/><text:line-break/>Origins: They may have arisen through multiple pathways, including regression, escape, or co-evolution.<text:line-break/><text:line-break/>Philosophical Implications: Viruses prompt us to rethink concepts of purpose and life, highlighting the complexity and diversity of biological entities.<text:line-break/><text:line-break/>While these explanations may not provide complete satisfaction, they reflect the current scientific understanding and the depth of the questions at hand. The study of viruses continues to challenge and expand our knowledge of life and evolution. If you have more thoughts or questions, I'm here to help explore further. 🌍🔬🌟<text:line-break/><text:line-break/>Viruses may have originated from pieces of genetic material that gained the ability to move between cells. There are several hypotheses: Regressive Hypothesis: Viruses might have evolved from small, parasitic cells that lost unnecessary genes over time, becoming dependent on host cells. Cellular Origin Hypothesis: They could have arisen from bits of genetic material that escaped from cells, such as plasmids or transposons. Co-evolution Hypothesis: Viruses and cellular life might have evolved together from complex mixtures of organic molecules. - this is what i'm after - i know there are no concrete answers, but that helps - in fact, so much of <text:soft-page-break/>life seems to have come, or even MUST come from what went before - this is what lynn m. discoverd as well - in the case of prokaryotes - key organelles in eukaryotic cells, like mitochondria and chloroplasts, originated from ancient symbiotic relationships. She argued that early eukaryotic ancestors engulfed but did not digest certain bacteria, which then evolved into permanent cellular components. in the case of viruses, it may be a simillar but opposite process that happened - instead of a component being added and that organism retaining it and evolving to use it, the virus' original source maybe have been lost but the genetic material was let loose abandoned and thus keeps its original purpose of replcation - does this make sense?<text:line-break/>Your reasoning makes a lot of sense, and it's a fascinating way to think about the origins of viruses. The idea that viruses might have evolved through a process somewhat analogous to, but opposite of, the symbiotic incorporation of organelles is a compelling perspective.<text:line-break/><text:line-break/>Symbiotic Relationships in Eukaryotic Evolution<text:line-break/>Lynn Margulis' endosymbiotic theory suggests that key organelles like mitochondria and chloroplasts originated from symbiotic relationships between early eukaryotic ancestors and certain bacteria. These bacteria were engulfed by host cells but were not digested. Instead, they evolved into permanent cellular components, providing essential functions such as energy production (mitochondria) and photosynthesis (chloroplasts).<text:line-break/><text:line-break/>Viral Evolution Hypotheses<text:line-break/>Your comparison to viral evolution is intriguing:<text:line-break/><text:line-break/>Regressive Hypothesis: Viruses might have evolved from small, parasitic cells that lost unnecessary genes over time, becoming dependent on host cells. This is somewhat similar to the endosymbiotic theory in reverse, where rather than incorporating a new component, the organism loses functions and becomes reliant on a host.<text:line-break/><text:line-break/>Cellular Origin Hypothesis: Viruses could have originated from genetic material that escaped from cells, such as plasmids or transposons. These mobile genetic elements acquired the ability to move between cells, eventually evolving into viruses.<text:line-break/><text:line-break/>Co-evolution Hypothesis: Viruses and cellular life might have evolved together from complex mixtures of organic molecules, with viruses emerging as a distinct <text:soft-page-break/>form of life that interacts with cellular organisms in unique ways.<text:line-break/><text:line-break/>The Nature of Viruses<text:line-break/>Genetic Material: Viruses carry genetic instructions in their DNA or RNA, which can be seen as remnants of their evolutionary origin. These instructions enable them to replicate within host cells.<text:line-break/><text:line-break/>Replication: The genetic material of viruses retains its original purpose of replication, even though the original source (such as a parasitic cell or mobile genetic element) may have been lost or drastically altered over time.<text:line-break/><text:line-break/>Evolutionary Implications<text:line-break/>Your analogy emphasizes the continuous and interconnected nature of evolution. Just as mitochondria and chloroplasts represent successful symbiotic integrations, viruses may represent a different evolutionary trajectory where genetic material becomes mobile and parasitic. This perspective highlights the diversity of evolutionary strategies and the complex web of interactions that have shaped life on Earth.<text:line-break/><text:line-break/>Summary<text:line-break/>Eukaryotic Evolution: Symbiosis led to the incorporation of bacteria into eukaryotic cells as organelles.<text:line-break/><text:line-break/>Viral Evolution: Viruses may have evolved through processes like regression, escape of genetic material, or co-evolution, maintaining their replication capability even if their original form was lost.<text:line-break/><text:line-break/>Interconnectedness: Both processes underscore the interconnectedness and adaptability of life, driven by evolutionary pressures.<text:line-break/><text:line-break/>I hope this aligns with your thoughts and helps to elucidate the unique nature of viruses and their evolutionary origins. If you have more questions or want to explore further, I'm here to help! 🌟🔬🌍<text:line-break/><text:line-break/>fascinating topic, right?<text:line-break/>Absolutely! The evolution of life and the unique nature of viruses are incredibly fascinating topics. They touch on the core mysteries of existence and challenge our understanding of what it means to be alive. The intricate dance of genetic material, the emergence of complex life forms, and the interplay between different <text:soft-page-break/>organisms offer endless avenues for exploration and discovery.<text:line-break/><text:line-break/>It's a privilege to dive into these profound questions with you. If you have more thoughts, questions, or ideas you'd like to explore, I'm here to help. Whether it's delving deeper into evolutionary biology, pondering the mysteries of life, or any other topic, let's keep the curiosity and conversation flow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2T18:18:06.999000000</meta:creation-date>
    <dc:date>2025-02-02T18:18:38.711000000</dc:date>
    <meta:editing-duration>PT31S</meta:editing-duration>
    <meta:editing-cycles>1</meta:editing-cycles>
    <meta:document-statistic meta:table-count="0" meta:image-count="0" meta:object-count="0" meta:page-count="35" meta:paragraph-count="1" meta:word-count="9517" meta:character-count="65049" meta:non-whitespace-character-count="55223"/>
    <meta:generator>LibreOffice/24.8.4.2$Windows_X86_64 LibreOffice_project/bb3cfa12c7b1bf994ecc5649a80400d06cd71002</meta:generator>
  </office:meta>
</office:document-meta>
</file>